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Standard">
      <style:text-properties officeooo:rsid="000ce855" officeooo:paragraph-rsid="000ce855"/>
    </style:style>
    <style:style style:name="P3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4" style:family="paragraph" style:parent-style-name="Standard">
      <style:text-properties officeooo:rsid="000decf7" officeooo:paragraph-rsid="000de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3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/>
      <text:p text:style-name="P2">fork</text:p>
      <text:p text:style-name="P2"><text:a xlink:type="simple" xlink:href="https://linux.die.net/man/3/fork" text:style-name="Internet_20_link" text:visited-style-name="Visited_20_Internet_20_Link">https://linux.die.net/man/3/fork</text:a></text:p>
      <text:p text:style-name="P2"/>
      <text:p text:style-name="P2"><text:soft-page-break/>wait:</text:p>
      <text:p text:style-name="P2"><text:a xlink:type="simple" xlink:href="https://linux.die.net/man/3/wait" text:style-name="Internet_20_link" text:visited-style-name="Visited_20_Internet_20_Link">https://linux.die.net/man/3/wait</text:a></text:p>
      <text:p text:style-name="P2"/>
      <text:p text:style-name="P2">waitpid:</text:p>
      <text:p text:style-name="P2"><text:a xlink:type="simple" xlink:href="https://linux.die.net/man/3/waitpid" text:style-name="Internet_20_link" text:visited-style-name="Visited_20_Internet_20_Link">https://linux.die.net/man/3/waitpid</text:a></text:p>
      <text:p text:style-name="P2"/>
      <text:p text:style-name="P2">wait3, wait4:</text:p>
      <text:p text:style-name="P2"><text:a xlink:type="simple" xlink:href="https://linux.die.net/man/2/wait3" text:style-name="Internet_20_link" text:visited-style-name="Visited_20_Internet_20_Link">https://linux.die.net/man/2/wait3</text:a></text:p>
      <text:p text:style-name="P2"/>
      <text:p text:style-name="P2">signal:</text:p>
      <text:p text:style-name="P2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2"/>
      <text:p text:style-name="P2">sigaction:</text:p>
      <text:p text:style-name="P2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2"/>
      <text:p text:style-name="P2">sigemptyset:</text:p>
      <text:p text:style-name="P2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2"/>
      <text:p text:style-name="P2">sigaddset:</text:p>
      <text:p text:style-name="P2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2"/>
      <text:p text:style-name="P2">kill:</text:p>
      <text:p text:style-name="P2"><text:a xlink:type="simple" xlink:href="https://linux.die.net/man/3/kill" text:style-name="Internet_20_link" text:visited-style-name="Visited_20_Internet_20_Link">https://linux.die.net/man/3/kill</text:a></text:p>
      <text:p text:style-name="P2"/>
      <text:p text:style-name="P2">exit:</text:p>
      <text:p text:style-name="P2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2"/>
      <text:p text:style-name="P2">getcwd:</text:p>
      <text:p text:style-name="P2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2"/>
      <text:p text:style-name="P2">chdir:</text:p>
      <text:p text:style-name="P2"><text:a xlink:type="simple" xlink:href="https://linux.die.net/man/3/chdir" text:style-name="Internet_20_link" text:visited-style-name="Visited_20_Internet_20_Link">https://linux.die.net/man/3/chdir</text:a></text:p>
      <text:p text:style-name="P2"/>
      <text:p text:style-name="P2">stat:</text:p>
      <text:p text:style-name="P2"><text:a xlink:type="simple" xlink:href="https://linux.die.net/man/3/stat" text:style-name="Internet_20_link" text:visited-style-name="Visited_20_Internet_20_Link">https://linux.die.net/man/3/stat</text:a></text:p>
      <text:p text:style-name="P2"/>
      <text:p text:style-name="P2">lstat:</text:p>
      <text:p text:style-name="P2"><text:a xlink:type="simple" xlink:href="https://linux.die.net/man/3/lstat" text:style-name="Internet_20_link" text:visited-style-name="Visited_20_Internet_20_Link">https://linux.die.net/man/3/lstat</text:a></text:p>
      <text:p text:style-name="P2"/>
      <text:p text:style-name="P2">fstat:</text:p>
      <text:p text:style-name="P2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2"/>
      <text:p text:style-name="P2">unlink:</text:p>
      <text:p text:style-name="P2"><text:a xlink:type="simple" xlink:href="https://linux.die.net/man/3/unlink" text:style-name="Internet_20_link" text:visited-style-name="Visited_20_Internet_20_Link">https://linux.die.net/man/3/unlink</text:a></text:p>
      <text:p text:style-name="P2"/>
      <text:p text:style-name="P2">execve:</text:p>
      <text:p text:style-name="P2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2"/>
      <text:p text:style-name="P2">dup, dup2:</text:p>
      <text:p text:style-name="P2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2"/>
      <text:p text:style-name="P2"/>
      <text:p text:style-name="P2"><text:soft-page-break/>pipe:</text:p>
      <text:p text:style-name="P2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2"/>
      <text:p text:style-name="P2">opendir:</text:p>
      <text:p text:style-name="P2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2"/>
      <text:p text:style-name="P2">readdir:</text:p>
      <text:p text:style-name="P2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2"/>
      <text:p text:style-name="P2">closedir:</text:p>
      <text:p text:style-name="P2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2"/>
      <text:p text:style-name="P2">strerror:</text:p>
      <text:p text:style-name="P2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2"/>
      <text:p text:style-name="P2">perror:</text:p>
      <text:p text:style-name="P2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2"/>
      <text:p text:style-name="P4">isatty:</text:p>
      <text:p text:style-name="P4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4"/>
      <text:p text:style-name="P4">ttyname:</text:p>
      <text:p text:style-name="P4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4"/>
      <text:p text:style-name="P4">ttyslot:</text:p>
      <text:p text:style-name="P4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4"/>
      <text:p text:style-name="P4">ioctl:</text:p>
      <text:p text:style-name="P4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4"/>
      <text:p text:style-name="P4">getenv:</text:p>
      <text:p text:style-name="P4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4"/>
      <text:p text:style-name="P4">tcsetattr:</text:p>
      <text:p text:style-name="P4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4"/>
      <text:p text:style-name="P4">tcgetattr:</text:p>
      <text:p text:style-name="P4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4"/>
      <text:p text:style-name="P4">tgetent, tgetflag, tgetnum, tgetstr, tgoto, tputs:</text:p>
      <text:p text:style-name="P4"><text:a xlink:type="simple" xlink:href="https://linux.die.net/man/3/tgetent" text:style-name="Internet_20_link" text:visited-style-name="Visited_20_Internet_20_Link">https://linux.die.net/man/3/tgetent</text:a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07T16:32:51.923689743</dc:date>
    <meta:editing-duration>PT6M20S</meta:editing-duration>
    <meta:editing-cycles>1</meta:editing-cycles>
    <meta:document-statistic meta:table-count="0" meta:image-count="0" meta:object-count="0" meta:page-count="3" meta:paragraph-count="100" meta:word-count="112" meta:character-count="2918" meta:non-whitespace-character-count="2906"/>
    <meta:generator>LibreOffice/7.3.7.2$Linux_X86_64 LibreOffice_project/30$Build-2</meta:generator>
  </office:meta>
</office:document-meta>
</file>